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paragraph-rsid="000dd099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paragraph-rsid="0019716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rsid="000dd099" officeooo:paragraph-rsid="000dd099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rsid="000dd099" officeooo:paragraph-rsid="001263b5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rsid="000dd099" officeooo:paragraph-rsid="00161c23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rsid="000f767b" officeooo:paragraph-rsid="0013bcf8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rsid="001641c0" officeooo:paragraph-rsid="002c9670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71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bold" officeooo:rsid="000f767b" officeooo:paragraph-rsid="000f767b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bold" officeooo:rsid="000dd099" officeooo:paragraph-rsid="000dd099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officeooo:paragraph-rsid="000dd099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71%" fo:orphans="2" fo:widows="2" fo:text-indent="0cm" style:auto-text-indent="false" fo:padding="0cm" fo:border="none"/>
      <style:text-properties officeooo:paragraph-rsid="00139276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officeooo:paragraph-rsid="00161c23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officeooo:paragraph-rsid="001452db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color="#000000" style:font-name="apple-system" fo:font-size="10.5pt" fo:font-weight="normal" officeooo:paragraph-rsid="002c9670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bold" officeooo:rsid="002c9670" officeooo:paragraph-rsid="002c9670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71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10.5pt" fo:font-style="normal" fo:font-weight="normal" officeooo:rsid="001641c0" officeooo:paragraph-rsid="002c9670"/>
    </style:style>
    <style:style style:name="T1" style:family="text">
      <style:text-properties officeooo:rsid="000dd099"/>
    </style:style>
    <style:style style:name="T2" style:family="text">
      <style:text-properties fo:font-variant="normal" fo:text-transform="none" fo:color="#000000" style:font-name="apple-system" fo:font-size="10.5pt" fo:font-style="normal" fo:font-weight="normal" officeooo:rsid="000dd099"/>
    </style:style>
    <style:style style:name="T3" style:family="text">
      <style:text-properties fo:font-variant="normal" fo:text-transform="none" fo:color="#000000" style:font-name="apple-system" fo:font-size="10.5pt" fo:font-style="normal" fo:font-weight="normal" officeooo:rsid="0013bcf8"/>
    </style:style>
    <style:style style:name="T4" style:family="text">
      <style:text-properties fo:font-variant="normal" fo:text-transform="none" fo:color="#000000" style:font-name="apple-system" fo:font-size="10.5pt" fo:font-style="normal" fo:font-weight="normal" officeooo:rsid="0022a8af"/>
    </style:style>
    <style:style style:name="T5" style:family="text">
      <style:text-properties fo:font-variant="normal" fo:text-transform="none" fo:color="#000000" style:font-name="apple-system" fo:font-size="10.5pt" fo:font-style="normal" fo:font-weight="normal" officeooo:rsid="0012aa71"/>
    </style:style>
    <style:style style:name="T6" style:family="text">
      <style:text-properties fo:font-variant="normal" fo:text-transform="none" fo:color="#000000" style:font-name="apple-system" fo:font-size="10.5pt" fo:font-style="normal" fo:font-weight="normal" officeooo:rsid="0023c572"/>
    </style:style>
    <style:style style:name="T7" style:family="text">
      <style:text-properties fo:font-variant="normal" fo:text-transform="none" fo:color="#000000" style:font-name="apple-system" fo:font-size="10.5pt" fo:font-style="normal" fo:font-weight="normal" officeooo:rsid="001263b5"/>
    </style:style>
    <style:style style:name="T8" style:family="text">
      <style:text-properties fo:font-variant="normal" fo:text-transform="none" fo:color="#000000" style:font-name="apple-system" fo:font-size="10.5pt" fo:font-style="normal" fo:font-weight="normal" officeooo:rsid="00139276"/>
    </style:style>
    <style:style style:name="T9" style:family="text">
      <style:text-properties fo:font-variant="normal" fo:text-transform="none" fo:color="#000000" style:font-name="apple-system" fo:font-size="10.5pt" fo:font-style="normal" fo:font-weight="normal" officeooo:rsid="00255001"/>
    </style:style>
    <style:style style:name="T10" style:family="text">
      <style:text-properties fo:font-variant="normal" fo:text-transform="none" fo:color="#000000" style:font-name="apple-system" fo:font-size="10.5pt" fo:font-style="normal" fo:font-weight="normal" officeooo:rsid="000f767b"/>
    </style:style>
    <style:style style:name="T11" style:family="text">
      <style:text-properties fo:font-variant="normal" fo:text-transform="none" fo:color="#000000" style:font-name="apple-system" fo:font-size="10.5pt" fo:font-style="normal" fo:font-weight="normal" officeooo:rsid="00139276" style:font-style-asian="normal" style:font-style-complex="normal"/>
    </style:style>
    <style:style style:name="T12" style:family="text">
      <style:text-properties fo:font-variant="normal" fo:text-transform="none" fo:color="#000000" style:font-name="apple-system" fo:font-size="10.5pt" fo:font-style="normal" fo:font-weight="normal" officeooo:rsid="000f767b" style:font-style-asian="normal" style:font-style-complex="normal"/>
    </style:style>
    <style:style style:name="T13" style:family="text">
      <style:text-properties fo:font-variant="normal" fo:text-transform="none" fo:color="#000000" style:font-name="apple-system" fo:font-size="10.5pt" fo:font-style="normal" fo:font-weight="normal" officeooo:rsid="0029b307"/>
    </style:style>
    <style:style style:name="T14" style:family="text">
      <style:text-properties fo:font-variant="normal" fo:text-transform="none" fo:color="#000000" style:font-name="apple-system" fo:font-size="10.5pt" fo:font-style="normal" fo:font-weight="normal" officeooo:rsid="001452db"/>
    </style:style>
    <style:style style:name="T15" style:family="text">
      <style:text-properties fo:font-variant="normal" fo:text-transform="none" fo:color="#000000" style:font-name="apple-system" fo:font-size="10.5pt" fo:font-style="normal" fo:font-weight="normal" officeooo:rsid="0026dd49"/>
    </style:style>
    <style:style style:name="T16" style:family="text">
      <style:text-properties fo:font-variant="normal" fo:text-transform="none" fo:color="#000000" style:font-name="apple-system" fo:font-size="10.5pt" fo:font-style="normal" fo:font-weight="normal" officeooo:rsid="002b9397"/>
    </style:style>
    <style:style style:name="T17" style:family="text">
      <style:text-properties fo:font-variant="normal" fo:text-transform="none" fo:color="#000000" style:font-name="apple-system" fo:font-size="10.5pt" fo:font-style="normal" fo:font-weight="bold" officeooo:rsid="000dd099" style:font-weight-asian="bold" style:font-weight-complex="bold"/>
    </style:style>
    <style:style style:name="T18" style:family="text">
      <style:text-properties fo:font-variant="normal" fo:text-transform="none" fo:color="#000000" style:font-name="apple-system" fo:font-size="10.5pt" fo:font-style="italic" fo:font-weight="normal" officeooo:rsid="000dd099" style:font-style-asian="italic" style:font-style-complex="italic"/>
    </style:style>
    <style:style style:name="T19" style:family="text">
      <style:text-properties fo:font-variant="normal" fo:text-transform="none" fo:color="#000000" style:font-name="apple-system" fo:font-size="10.5pt" fo:font-style="italic" fo:font-weight="normal" officeooo:rsid="0013bcf8" style:font-style-asian="italic" style:font-style-complex="italic"/>
    </style:style>
    <style:style style:name="T20" style:family="text">
      <style:text-properties fo:font-variant="normal" fo:text-transform="none" fo:color="#000000" style:font-name="apple-system" fo:font-size="10.5pt" fo:font-style="italic" fo:font-weight="normal" officeooo:rsid="001263b5" style:font-style-asian="italic" style:font-style-complex="italic"/>
    </style:style>
    <style:style style:name="T21" style:family="text">
      <style:text-properties fo:font-variant="normal" fo:text-transform="none" fo:font-style="normal" officeooo:rsid="000dd099"/>
    </style:style>
    <style:style style:name="T22" style:family="text">
      <style:text-properties fo:font-variant="normal" fo:text-transform="none" fo:font-style="normal" officeooo:rsid="002c9670" style:font-style-asian="normal" style:font-style-complex="normal"/>
    </style:style>
    <style:style style:name="T23" style:family="text">
      <style:text-properties fo:font-variant="normal" fo:text-transform="none" fo:font-style="italic" officeooo:rsid="000dd099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dd099" style:font-weight-asian="bold" style:font-weight-complex="bold"/>
    </style:style>
    <style:style style:name="T26" style:family="text">
      <style:text-properties fo:font-weight="bold" officeooo:rsid="001942b2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0b64c" style:font-style-asian="italic" style:font-style-complex="italic"/>
    </style:style>
    <style:style style:name="T29" style:family="text">
      <style:text-properties fo:font-style="italic" officeooo:rsid="001263b5" style:font-style-asian="italic" style:font-style-complex="italic"/>
    </style:style>
    <style:style style:name="T30" style:family="text">
      <style:text-properties officeooo:rsid="0010b64c"/>
    </style:style>
    <style:style style:name="T31" style:family="text">
      <style:text-properties officeooo:rsid="00283dd8"/>
    </style:style>
    <style:style style:name="T32" style:family="text">
      <style:text-properties officeooo:rsid="002b9397"/>
    </style:style>
    <style:style style:name="T33" style:family="text">
      <style:text-properties officeooo:rsid="002c9670"/>
    </style:style>
    <style:style style:name="T34" style:family="text">
      <style:text-properties officeooo:rsid="002e2f51"/>
    </style:style>
    <style:style style:name="T35" style:family="text">
      <style:text-properties officeooo:rsid="002f77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UNZIONAMENTO CLASSE LOGGER</text:p>
      <text:p text:style-name="P4">Ciascun team dovrà specificare <text:span text:style-name="T35">i</text:span> <text:span text:style-name="T31">parametri </text:span><text:span text:style-name="T29">teamName</text:span> e <text:span text:style-name="T29">challengeType</text:span> al momento dell’esecuzione del nodo ROS “<text:span text:style-name="T28">logger.py</text:span><text:span text:style-name="T30">”</text:span>.</text:p>
      <text:p text:style-name="P7"/>
      <text:p text:style-name="P7">Lo script dovrà essere eseguito <text:span text:style-name="T33">in questo modo:</text:span></text:p>
      <text:p text:style-name="P15">ESEMPIO </text:p>
      <text:p text:style-name="P7">roslaunch start logger.launch teamName:=unipg challengeType:=navigation</text:p>
      <text:p text:style-name="P7"><text:s/></text:p>
      <text:p text:style-name="P14"><text:span text:style-name="T21">Questo permetterà di creare ad hoc una cartella denominata “</text:span><text:span text:style-name="T23">teamName_challengeType”, </text:span><text:span text:style-name="T22">posizionata in /home/unitree/Desktop/ERF_LOG</text:span></text:p>
      <text:p text:style-name="P5"/>
      <text:p text:style-name="P12"><text:span text:style-name="T2">Nella suddetta cartella </text:span><text:span text:style-name="T3">verrà s</text:span><text:span text:style-name="T2">alvat</text:span><text:span text:style-name="T3">o il “</text:span><text:span text:style-name="T18">log.</text:span><text:span text:style-name="T19">txt”</text:span><text:span text:style-name="T2"> relativ</text:span><text:span text:style-name="T3">o</text:span><text:span text:style-name="T2"> alla challenge stessa, con un corpo diverso a seconda della </text:span><text:span text:style-name="T20">challengeType</text:span><text:span text:style-name="T2"> scelta.</text:span></text:p>
      <text:p text:style-name="P9"/>
      <text:p text:style-name="P10"><text:span text:style-name="T17">CASO</text:span><text:span text:style-name="T2"> </text:span><text:span text:style-name="T17">NAVIGATION</text:span></text:p>
      <text:p text:style-name="P1"><text:span text:style-name="T25">Titolo </text:span><text:span text:style-name="T26">log</text:span><text:span text:style-name="T1">: timestamp_teamName_challengeType<text:line-break/></text:span><text:span text:style-name="T25">Corpo</text:span><text:span text:style-name="T1">: timestamp – inizio</text:span></text:p>
      <text:p text:style-name="P11"><text:span text:style-name="T2"><text:tab/> <text:s/></text:span><text:span text:style-name="T9">timestamp - </text:span><text:span text:style-name="T4">e</text:span><text:span text:style-name="T2">vento </text:span><text:span text:style-name="T5">i-esimo </text:span><text:span text:style-name="T2">(e.g. </text:span><text:span text:style-name="T6">riconosciuto</text:span><text:span text:style-name="T2"> “oggetto </text:span><text:span text:style-name="T5">i-esimo” </text:span><text:span text:style-name="T2">da “</text:span><text:span text:style-name="T7">teamName”</text:span><text:span text:style-name="T8">)</text:span></text:p>
      <text:p text:style-name="P3"><text:tab/> <text:s/>timestamp – fine</text:p>
      <text:p text:style-name="P1"><text:tab/> <text:s/><text:span text:style-name="T1">durata complessiva challenge</text:span></text:p>
      <text:p text:style-name="P13"><text:span text:style-name="T10">In questo caso, </text:span><text:span text:style-name="T16">ogni qualvolta verrà ricevuto un </text:span><text:span text:style-name="T10">messaggio sul topic (ora settato a “/</text:span><text:span text:style-name="T11">recognized_</text:span><text:span text:style-name="T12">class</text:span><text:span text:style-name="T10">”) </text:span><text:span text:style-name="T13">su cui ciascun team dovrà pubblicare l’i-esimo </text:span><text:span text:style-name="T14">oggetto riconosciuto, </text:span><text:span text:style-name="T10">verrà scattata una foto </text:span><text:span text:style-name="T15">e salvata </text:span><text:span text:style-name="T10">nella stessa cartella contenente il log. </text:span></text:p>
      <text:p text:style-name="P6">Il <text:span text:style-name="T32">filename</text:span> di ciascuna immagine sarà “<text:span text:style-name="T27">timestamp_class_teamName.png”</text:span>.</text:p>
      <text:p text:style-name="P9"/>
      <text:p text:style-name="P3"><text:span text:style-name="T24">CASO</text:span> <text:span text:style-name="T24">LOCOMOTION</text:span></text:p>
      <text:p text:style-name="P2"><text:span text:style-name="T25">Titolo </text:span><text:span text:style-name="T26">log</text:span><text:span text:style-name="T1">: timestamp_teamName_challengeType<text:line-break/></text:span><text:span text:style-name="T25">Corpo</text:span><text:span text:style-name="T1">: timestamp – inizio</text:span></text:p>
      <text:p text:style-name="P3"><text:tab/> <text:s/>timestamp – fine</text:p>
      <text:p text:style-name="P3"><text:tab/> <text:s/>durata <text:span text:style-name="T34">complessiva </text:span>challenge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6:02:11.498073028</meta:creation-date>
    <dc:date>2024-03-05T10:07:20.925637311</dc:date>
    <meta:editing-duration>PT35M20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45" meta:character-count="1214" meta:non-whitespace-character-count="1064"/>
  </office:meta>
</office:document-meta>
</file>